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Title" style:master-page-name="Standard">
      <style:paragraph-properties style:page-number="auto"/>
      <style:text-properties style:font-name="Georgia" fo:font-size="14pt" style:font-size-asian="14pt" style:font-size-complex="14pt"/>
    </style:style>
    <style:style style:name="P3" style:family="paragraph" style:parent-style-name="Standard">
      <style:text-properties style:font-name="Georgia" fo:font-size="10.5pt" style:font-size-asian="10.5pt" style:font-size-complex="10.5pt"/>
    </style:style>
    <style:style style:name="P4" style:family="paragraph" style:parent-style-name="Table_20_Contents">
      <style:paragraph-properties fo:padding="0in" fo:border="none"/>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style:font-style-asian="italic" style:font-style-complex="italic"/>
    </style:style>
    <style:style style:name="T4"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monstrating My Love of God </text:p>
      <text:p text:style-name="P1"><text:span text:style-name="T1"/></text:p>
      <text:p text:style-name="P1"><text:span text:style-name="T1">Read:</text:span> Luke 10:25-37</text:p>
      <text:p text:style-name="P1"><text:s/></text:p>
      <text:p text:style-name="P1"><text:span text:style-name="T1">Text:</text:span> II Corinthians 5:14 "For the love of Christ constraineth us..."</text:p>
      <text:p text:style-name="P1"/>
      <text:p text:style-name="P1"><text:span text:style-name="T1">Introduction:</text:span> I know that I’ve preached about the Good Samaritan several times before however the last time that I read the story some-thing jumped out at me. Jesus tells this story in answer to the question of a lawyer. The lawyer wanted to know how to obtain eternal life. When Jesus asked him what the law said he quoted the two commands that Christ had emphasized in a previous lesson. He said that first you were to love God completely and then you were to love your neighbor as you would love yourself. Jesus tells him to obey these commandments but the lawyer asks another question: <text:s/>“who is my neighbor?”</text:p>
      <text:p text:style-name="P1"><text:s text:c="2"/>At this point in the story it seems as if Jesus has allowed Himself to get diverted from the most important of the two commandments.</text:p>
      <text:p text:style-name="P1"><text:s text:c="2"/>Here are the two commandments: “…Thou shalt love the Lord thy God with all thy heart, and with all thy soul, and with all thy strength, and with all thy mind; and thy neighbor as thyself.”</text:p>
      <text:p text:style-name="P1"><text:s text:c="2"/>Would it be a far stretch to think that perhaps the first commandment concerning loving God is more important than loving our neighbor? Why does Jesus go to such great lengths to answer the lawyer’s question? <text:s/>All Jesus needs to do is to demonstrate the fact that this man loved God less than 100% and He would be able to shame him into repentance and move on. It is an easy task to establish that we need to love God more. Is there anyone here who is confident that they love God as much as they possibly can?</text:p>
      <text:p text:style-name="P1"/>
      <text:p text:style-name="P1"><text:span text:style-name="T1">I. Only one Commandment:</text:span> I have continued to say that these are two commandments but that is not actually so. These two thoughts are but two parts of the same commandment. Loving God can not be separated from loving our neighbor. It is only as we love our neighbor that we can really love God. Do you remember what Jesus said in Matthew 25:40 "And the King shall answer and say unto them, Verily I say unto you, Inasmuch as ye have done it unto one of the least of these my brethren, ye have done it unto me." It is in doing for others that we are able to demonstrate our love for God. In I John 4:20 John writes "If a man say, I love God, and hateth his brother, he is a liar: for he that loveth not his brother whom he hath seen, how can he love God whom he hath not seen?"</text:p>
      <text:p text:style-name="P1"><text:s text:c="2"/>It is easy to sing: “O How I love Jesus!” but it can only be shown by how we treat His children. </text:p>
      <text:p text:style-name="P1"><text:s/>Several years ago a “nanny cam” revealed that a caretaker was treating a child harshly. If you had asked that nanny how she felt about the man who wrote her a check every week she might have said that she really liked him . She was fired and faces criminal charges</text:p>
      <text:p text:style-name="P1">for how she treated his child. </text:p>
      <text:p text:style-name="P1"><text:s text:c="2"/><text:span text:style-name="T2">Loving God and loving each other: you cannot do one without the other</text:span><text:span text:style-name="T3">.</text:span><text:span text:style-name="T4"> </text:span>Just as we demonstrate our love for God by loving our brothers and sisters in Christ: we show our love for each other by the way that we love God. Loving God insures the fair and loving treatment of those that are called His children. It was a love for God that compelled Mother Teresa to forego marriage and family and go to Calcutta to minister to the sick and downtrodden.</text:p>
      <text:p text:style-name="P1"/>
      <text:p text:style-name="P1"><text:span text:style-name="T1">II. Displaying His love:</text:span> On 9/11 thousands of people fled from the towers, the pentagon, and other unsafe buildings to save their own lives. It was the hundreds of people who ran into the chaos to save lives who we call heroes. In one office was a man in a wheelchair and a friend was talking with him; as people came by and urged them to leave; the man (who was not handicapped) calmly said. My friend cannot go down the stairs and I am staying with him. Neither of those men made it out alive but both of them knew that they were loved. One of them demonstrated his love of God. Do you see the picture?</text:p>
      <text:p text:style-name="P1"><text:s text:c="2"/>All kinds of people will describe themselves as “Loving” but those who ran into the buildings displayed love beyond normal expression. They showed in vivid color what God’s love looks like. </text:p>
      <text:p text:style-name="P1"/>
      <text:p text:style-name="P1"><text:span text:style-name="T1">Conclude:</text:span> Every day we are presented with opportunities to display God’s love but we usually see these opportunities as interruptions or disasters in our lives. There is the person who sees a crime in progress and does nothing. There is the woman who watches a co-worker being abused and looks away. There is the vehicle, we see, broken down by the side of the road. There is the child who tugs on your pant leg. There is the under paid, harried clerk at the check out counter. There is the mentally challenged girl or boy who drive us crazy with their obsessive behavior. We know people who are in distress and, many times, we have the ability to solve their situation. Loving these people, in a practical way, is a demonstration of the love we have for God.</text:p>
      <text:p text:style-name="P1"/>
      <text:p text:style-name="P1">On the following page:</text:p>
      <text:p text:style-name="P1"/>
      <text:p text:style-name="P1">Francis Havergal wrote the hymn: “Take my Life and Let it Be” </text:p>
      <text:p text:style-name="P1"/>
      <text:p text:style-name="P1"/>
      <text:p text:style-name="P1"/>
      <text:p text:style-name="P1"/>
      <text:p text:style-name="P1"><text:soft-page-break/></text:p>
      <text:p text:style-name="P1"><text:s text:c="2"/></text:p>
      <text:p text:style-name="P1">1. Take my life, and let it be consecrated, Lord, to Thee; </text:p>
      <text:p text:style-name="P1"><text:s text:c="4"/>Take my moments and my days, let them flow in ceaseless praise, let </text:p>
      <text:p text:style-name="P1"><text:s text:c="4"/>them flow in ceaseless praise.</text:p>
      <text:p text:style-name="P1"/>
      <text:p text:style-name="P4">2. Take my hands, and let them move at the impulse of Thy love; </text:p>
      <text:p text:style-name="P4"><text:s text:c="4"/>Take my feet and let them be swift and beautiful for Thee, swift and <text:s/></text:p>
      <text:p text:style-name="P4"><text:s text:c="4"/>beautiful for Thee.</text:p>
      <text:p text:style-name="P4"/>
      <text:p text:style-name="P4">3. Take my voice, and let me sing always, only, for my King; </text:p>
      <text:p text:style-name="P4"><text:s text:c="4"/>Take my lips, and let them be filled with messages from Thee, filled</text:p>
      <text:p text:style-name="P4"><text:s text:c="4"/>with messages from Thee.</text:p>
      <text:p text:style-name="P4"/>
      <text:p text:style-name="P4">4. Take my silver and my gold; not a mite would I withhold; </text:p>
      <text:p text:style-name="P4"><text:s text:c="4"/>Take my intellect, and use every power as Thou shalt choose, every</text:p>
      <text:p text:style-name="P4"><text:s text:c="4"/>power as Thou shalt choose.</text:p>
      <text:p text:style-name="P4"/>
      <text:p text:style-name="P4">5. Take my will, and make it Thine; It shall be no longer mine. </text:p>
      <text:p text:style-name="P4"><text:s text:c="4"/>Take my heart; it is Thine own; It shall be Thy royal throne, It shall be</text:p>
      <text:p text:style-name="P4"><text:s text:c="4"/>Thy royal throne.</text:p>
      <text:p text:style-name="P4"/>
      <text:p text:style-name="P4">6. Take my love; my Lord, I pour at Thy feet its treasure-store.</text:p>
      <text:p text:style-name="P4"><text:s text:c="4"/>Take myself, and I will be ever, only, all for Thee, ever, only, all for </text:p>
      <text:p text:style-name="P4"><text:s text:c="4"/>Th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ving Your Love</dc:title>
    <meta:initial-creator>Joel Tice</meta:initial-creator>
    <meta:creation-date>2008-03-15T20:33:00</meta:creation-date>
    <dc:creator>j </dc:creator>
    <dc:date>2020-04-23T10:29:41.11</dc:date>
    <meta:editing-cycles>11</meta:editing-cycles>
    <meta:editing-duration>PT9H44M31S</meta:editing-duration>
    <meta:generator>OpenOffice/4.1.3$Win32 OpenOffice.org_project/413m1$Build-9783</meta:generator>
    <meta:printed-by>j </meta:printed-by>
    <meta:print-date>2020-04-23T10:29:06.86</meta:print-date>
    <meta:document-statistic meta:table-count="0" meta:image-count="0" meta:object-count="0" meta:page-count="2" meta:paragraph-count="37" meta:word-count="1094" meta:character-count="5785"/>
  </office:meta>
</office:document-meta>
</file>